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4.122cm"/>
    </style:style>
    <style:style style:name="co8" style:family="table-column">
      <style:table-column-properties fo:break-before="auto" style:column-width="2.006cm"/>
    </style:style>
    <style:style style:name="co9" style:family="table-column">
      <style:table-column-properties fo:break-before="auto" style:column-width="2.154cm"/>
    </style:style>
    <style:style style:name="co10" style:family="table-column">
      <style:table-column-properties fo:break-before="auto" style:column-width="3.44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a933"/>
    </style:style>
    <style:style style:name="ce35" style:family="table-cell" style:parent-style-name="Default">
      <style:table-cell-properties fo:background-color="#81d41a"/>
    </style:style>
    <style:style style:name="ce38" style:family="table-cell" style:parent-style-name="Default" style:data-style-name="N107">
      <style:table-cell-properties fo:background-color="#ffbf00"/>
    </style:style>
    <style:style style:name="ce39" style:family="table-cell" style:parent-style-name="Default">
      <style:table-cell-properties fo:background-color="#fff5ce"/>
    </style:style>
    <style:style style:name="ce40" style:family="table-cell" style:parent-style-name="Default">
      <style:table-cell-properties fo:background-color="#ffffd7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bf00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5eb91e"/>
    </style:style>
    <style:style style:name="ce69" style:family="table-cell" style:parent-style-name="Default">
      <style:table-cell-properties fo:background-color="#ffd8c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ff8000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e0c2cd" fo:wrap-option="wrap"/>
    </style:style>
    <style:style style:name="ce77" style:family="table-cell" style:parent-style-name="Default">
      <style:table-cell-properties fo:background-color="transparent" fo:wrap-option="wrap"/>
    </style:style>
    <style:style style:name="ce78" style:family="table-cell" style:parent-style-name="Default">
      <style:table-cell-properties fo:background-color="#b4c7dc"/>
    </style:style>
    <style:style style:name="ce79" style:family="table-cell" style:parent-style-name="Default">
      <style:table-cell-properties fo:background-color="#f7d1d5"/>
    </style:style>
    <style:style style:name="ce80" style:family="table-cell" style:parent-style-name="Default">
      <style:table-cell-properties fo:background-color="#e0c2c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H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ce46"/>
        <table:table-column table:style-name="co3" table:default-cell-style-name="ce4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/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Server</text:p>
          </table:table-cell>
          <table:table-cell office:value-type="string" calcext:value-type="string">
            <text:p>#Parâmetros Estimados</text:p>
          </table:table-cell>
          <table:table-cell/>
        </table:table-row>
        <table:table-row table:style-name="ro1">
          <table:table-cell table:style-name="ce35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6.4164" calcext:value-type="float">
            <text:p>936,4164</text:p>
          </table:table-cell>
          <table:table-cell table:formula="of:=[.E2]*-1" office:value-type="float" office:value="-936.4164" calcext:value-type="float">
            <text:p>-936,4164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8" office:value-type="float" office:value="16836.82" calcext:value-type="float">
            <text:p>16836,8</text:p>
          </table:table-cell>
          <table:table-cell table:style-name="ce38" table:formula="of:=[.E3]*-1" office:value-type="float" office:value="-16836.82" calcext:value-type="float">
            <text:p>-16836,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56"/>
          <table:table-cell table:number-columns-repeated="2"/>
        </table:table-row>
        <table:table-row table:style-name="ro1">
          <table:table-cell table:style-name="ce35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6910.34" calcext:value-type="float">
            <text:p>16910,34</text:p>
          </table:table-cell>
          <table:table-cell table:formula="of:=[.E4]*-1" office:value-type="float" office:value="-16910.34" calcext:value-type="float">
            <text:p>-16910,34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9" office:value-type="float" office:value="16837.02" calcext:value-type="float">
            <text:p>16837,02</text:p>
          </table:table-cell>
          <table:table-cell table:style-name="ce39" table:formula="of:=[.E5]*-1" office:value-type="float" office:value="-16837.02" calcext:value-type="float">
            <text:p>-16837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6.86" calcext:value-type="float">
            <text:p>936,86</text:p>
          </table:table-cell>
          <table:table-cell table:formula="of:=[.E6]*-1" office:value-type="float" office:value="-936.86" calcext:value-type="float">
            <text:p>-936,86</text:p>
          </table:table-cell>
          <table:table-cell table:number-columns-repeated="2"/>
          <table:table-cell table:style-name="ce56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6837.22" calcext:value-type="float">
            <text:p>16837,22</text:p>
          </table:table-cell>
          <table:table-cell table:style-name="ce40" table:formula="of:=[.E7]*-1" office:value-type="float" office:value="-16837.22" calcext:value-type="float">
            <text:p>-16837,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56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16939.14" calcext:value-type="float">
            <text:p>16939,14</text:p>
          </table:table-cell>
          <table:table-cell table:style-name="ce41" table:formula="of:=[.E8]*-1" office:value-type="float" office:value="-16939.14" calcext:value-type="float">
            <text:p>-16939,14</text:p>
          </table:table-cell>
          <table:table-cell table:number-columns-repeated="2"/>
          <table:table-cell table:style-name="ce56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16839.2" calcext:value-type="float">
            <text:p>16839,2</text:p>
          </table:table-cell>
          <table:table-cell table:style-name="ce41" table:formula="of:=[.E9]*-1" office:value-type="float" office:value="-16839.2" calcext:value-type="float">
            <text:p>-16839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8" office:value-type="float" office:value="16838.2" calcext:value-type="float">
            <text:p>16838,2</text:p>
          </table:table-cell>
          <table:table-cell table:style-name="ce38" table:formula="of:=[.E10]*-1" office:value-type="float" office:value="-16838.2" calcext:value-type="float">
            <text:p>-16838,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17.287" calcext:value-type="float">
            <text:p>1017,287</text:p>
          </table:table-cell>
          <table:table-cell table:formula="of:=[.E11]*-1" office:value-type="float" office:value="-1017.287" calcext:value-type="float">
            <text:p>-1017,287</text:p>
          </table:table-cell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7568.57" calcext:value-type="float">
            <text:p>17568,57</text:p>
          </table:table-cell>
          <table:table-cell table:style-name="ce40" table:formula="of:=[.E12]*-1" office:value-type="float" office:value="-17568.57" calcext:value-type="float">
            <text:p>-17568,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56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17768" calcext:value-type="float">
            <text:p>17768</text:p>
          </table:table-cell>
          <table:table-cell table:style-name="ce41" table:formula="of:=[.E13]*-1" office:value-type="float" office:value="-17768" calcext:value-type="float">
            <text:p>-177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table:number-columns-repeated="2"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1.9" calcext:value-type="float">
            <text:p>1031,9</text:p>
          </table:table-cell>
          <table:table-cell table:formula="of:=[.E14]*-1" office:value-type="float" office:value="-1031.9" calcext:value-type="float">
            <text:p>-1031,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table:number-columns-repeated="2"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8602.92" calcext:value-type="float">
            <text:p>18602,92</text:p>
          </table:table-cell>
          <table:table-cell table:style-name="ce40" table:formula="of:=[.E15]*-1" office:value-type="float" office:value="-18602.92" calcext:value-type="float">
            <text:p>-18602,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56"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8644.99" calcext:value-type="float">
            <text:p>18644,99</text:p>
          </table:table-cell>
          <table:table-cell table:formula="of:=[.E16]*-1" office:value-type="float" office:value="-18644.99" calcext:value-type="float">
            <text:p>-18644,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table:number-columns-repeated="2"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2" office:value-type="float" office:value="18603.67" calcext:value-type="float">
            <text:p>18603,67</text:p>
          </table:table-cell>
          <table:table-cell table:style-name="ce42" table:formula="of:=[.E17]*-1" office:value-type="float" office:value="-18603.67" calcext:value-type="float">
            <text:p>-18603,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8.867" calcext:value-type="float">
            <text:p>1038,867</text:p>
          </table:table-cell>
          <table:table-cell table:formula="of:=[.E18]*-1" office:value-type="float" office:value="-1038.867" calcext:value-type="float">
            <text:p>-1038,8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8642.33" calcext:value-type="float">
            <text:p>18642,33</text:p>
          </table:table-cell>
          <table:table-cell table:style-name="ce40" table:formula="of:=[.E19]*-1" office:value-type="float" office:value="-18642.33" calcext:value-type="float">
            <text:p>-18642,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/>
          <table:table-cell table:style-name="ce56"/>
          <table:table-cell table:number-columns-repeated="2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8665.36" calcext:value-type="float">
            <text:p>18665,36</text:p>
          </table:table-cell>
          <table:table-cell table:formula="of:=[.E20]*-1" office:value-type="float" office:value="-18665.36" calcext:value-type="float">
            <text:p>-18665,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38" office:value-type="float" office:value="18645.34" calcext:value-type="float">
            <text:p>18645,3</text:p>
          </table:table-cell>
          <table:table-cell table:style-name="ce38" table:formula="of:=[.E21]*-1" office:value-type="float" office:value="-18645.34" calcext:value-type="float">
            <text:p>-18645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consegui reproduzir o primeiro (quando aumentei o número máximo de iterações, aconteceu iss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901.5646" calcext:value-type="float">
            <text:p>901,5646</text:p>
          </table:table-cell>
          <table:table-cell table:style-name="ce41" table:formula="of:=[.E22]*-1" office:value-type="float" office:value="-901.5646" calcext:value-type="float">
            <text:p>-901,56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16477.97" calcext:value-type="float">
            <text:p>16477,97</text:p>
          </table:table-cell>
          <table:table-cell table:style-name="ce41" table:formula="of:=[.E23]*-1" office:value-type="float" office:value="-16477.97" calcext:value-type="float">
            <text:p>-16477,97</text:p>
          </table:table-cell>
          <table:table-cell table:number-columns-repeated="2"/>
          <table:table-cell table:style-name="ce61" office:value-type="float" office:value="8251" calcext:value-type="float">
            <text:p>8251</text:p>
          </table:table-cell>
          <table:table-cell table:style-name="ce61" office:value-type="string" calcext:value-type="string">
            <text:p>INFO</text:p>
          </table:table-cell>
          <table:table-cell table:style-name="ce41"/>
          <table:table-cell office:value-type="string" calcext:value-type="string">
            <text:p>Com 6 threads deu pau no PC – abortou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/>
          <table:table-cell table:style-name="ce41" table:formula="of:=[.E24]*-1" office:value-type="float" office:value="-0" calcext:value-type="float">
            <text:p>0</text:p>
          </table:table-cell>
          <table:table-cell table:number-columns-repeated="3"/>
          <table:table-cell office:value-type="string" calcext:value-type="string">
            <text:p>INFO – TESTE 2</text:p>
          </table:table-cell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38.9074" calcext:value-type="float">
            <text:p>938,9074</text:p>
          </table:table-cell>
          <table:table-cell table:formula="of:=[.E25]*-1" office:value-type="float" office:value="-938.9074" calcext:value-type="float">
            <text:p>-938,9074</text:p>
          </table:table-cell>
          <table:table-cell office:value-type="float" office:value="0" calcext:value-type="float">
            <text:p>0</text:p>
          </table:table-cell>
          <table:table-cell/>
          <table:table-cell table:style-name="ce64"/>
          <table:table-cell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6762.25" calcext:value-type="float">
            <text:p>16762,25</text:p>
          </table:table-cell>
          <table:table-cell table:style-name="ce40" table:formula="of:=[.E26]*-1" office:value-type="float" office:value="-16762.25" calcext:value-type="float">
            <text:p>-16762,2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*Realimentando o PORT NÃO AJUDOU</text:p>
          </table:table-cell>
          <table:table-cell table:style-name="ce56"/>
          <table:table-cell table:style-name="ce41"/>
          <table:table-cell/>
        </table:table-row>
        <table:table-row table:style-name="ro1">
          <table:table-cell table:style-name="ce35"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6817.2" calcext:value-type="float">
            <text:p>16817,2</text:p>
          </table:table-cell>
          <table:table-cell table:formula="of:=[.E27]*-1" office:value-type="float" office:value="-16817.2" calcext:value-type="float">
            <text:p>-16817,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32.366" calcext:value-type="float">
            <text:p>1032,366</text:p>
          </table:table-cell>
          <table:table-cell table:formula="of:=[.E28]*-1" office:value-type="float" office:value="-1032.366" calcext:value-type="float">
            <text:p>-1032,3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/>
          <table:table-cell table:formula="of:=[.E29]*-1" office:value-type="float" office:value="-0" calcext:value-type="float">
            <text:p>0</text:p>
          </table:table-cell>
          <table:table-cell table:number-columns-repeated="2"/>
          <table:table-cell table:style-name="ce61" office:value-type="float" office:value="23302" calcext:value-type="float">
            <text:p>23302</text:p>
          </table:table-cell>
          <table:table-cell table:style-name="ce61" office:value-type="string" calcext:value-type="string">
            <text:p>INFO</text:p>
          </table:table-cell>
          <table:table-cell/>
          <table:table-cell office:value-type="string" calcext:value-type="string">
            <text:p>Simplesmente parou, não deu erro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/>
          <table:table-cell table:formula="of:=[.E30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46.836" calcext:value-type="float">
            <text:p>1046,836</text:p>
          </table:table-cell>
          <table:table-cell table:formula="of:=[.E31]*-1" office:value-type="float" office:value="-1046.836" calcext:value-type="float">
            <text:p>-1046,8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/>
          <table:table-cell table:formula="of:=[.E32]*-1" office:value-type="float" office:value="-0" calcext:value-type="float">
            <text:p>0</text:p>
          </table:table-cell>
          <table:table-cell table:number-columns-repeated="2"/>
          <table:table-cell table:style-name="ce61" office:value-type="float" office:value="23317" calcext:value-type="float">
            <text:p>23317</text:p>
          </table:table-cell>
          <table:table-cell table:style-name="ce61" office:value-type="string" calcext:value-type="string">
            <text:p>INFO</text:p>
          </table:table-cell>
          <table:table-cell table:style-name="ce66"/>
          <table:table-cell office:value-type="string" calcext:value-type="string">
            <text:p>Estimate problems (initial parameters from sample didn’t work it out)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/>
          <table:table-cell table:formula="of:=[.E33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04.614" calcext:value-type="float">
            <text:p>1004,614</text:p>
          </table:table-cell>
          <table:table-cell table:formula="of:=[.E34]*-1" office:value-type="float" office:value="-1004.614" calcext:value-type="float">
            <text:p>-1004,6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79.54" calcext:value-type="float">
            <text:p>17979,54</text:p>
          </table:table-cell>
          <table:table-cell table:formula="of:=[.E35]*-1" office:value-type="float" office:value="-17979.54" calcext:value-type="float">
            <text:p>-17979,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979.52" calcext:value-type="float">
            <text:p>17979,52</text:p>
          </table:table-cell>
          <table:table-cell table:formula="of:=[.E36]*-1" office:value-type="float" office:value="-17979.52" calcext:value-type="float">
            <text:p>-17979,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79.33" calcext:value-type="float">
            <text:p>17979,33</text:p>
          </table:table-cell>
          <table:table-cell table:formula="of:=[.E37]*-1" office:value-type="float" office:value="-17979.33" calcext:value-type="float">
            <text:p>-17979,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07.446" calcext:value-type="float">
            <text:p>1007,446</text:p>
          </table:table-cell>
          <table:table-cell table:formula="of:=[.E38]*-1" office:value-type="float" office:value="-1007.446" calcext:value-type="float">
            <text:p>-1007,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81.24" calcext:value-type="float">
            <text:p>17981,24</text:p>
          </table:table-cell>
          <table:table-cell table:formula="of:=[.E39]*-1" office:value-type="float" office:value="-17981.24" calcext:value-type="float">
            <text:p>-17981,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981.18" calcext:value-type="float">
            <text:p>17981,18</text:p>
          </table:table-cell>
          <table:table-cell table:formula="of:=[.E40]*-1" office:value-type="float" office:value="-17981.18" calcext:value-type="float">
            <text:p>-17981,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981.03" calcext:value-type="float">
            <text:p>17981,03</text:p>
          </table:table-cell>
          <table:table-cell table:formula="of:=[.E41]*-1" office:value-type="float" office:value="-17981.03" calcext:value-type="float">
            <text:p>-17981,0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0.6059" calcext:value-type="float">
            <text:p>970,6059</text:p>
          </table:table-cell>
          <table:table-cell table:formula="of:=[.E42]*-1" office:value-type="float" office:value="-970.6059" calcext:value-type="float">
            <text:p>-970,60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554.82" calcext:value-type="float">
            <text:p>17554,82</text:p>
          </table:table-cell>
          <table:table-cell table:formula="of:=[.E43]*-1" office:value-type="float" office:value="-17554.82" calcext:value-type="float">
            <text:p>-17554,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17554.82" calcext:value-type="float">
            <text:p>17554,82</text:p>
          </table:table-cell>
          <table:table-cell table:formula="of:=[.E44]*-1" office:value-type="float" office:value="-17554.82" calcext:value-type="float">
            <text:p>-17554,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17554.43" calcext:value-type="float">
            <text:p>17554,43</text:p>
          </table:table-cell>
          <table:table-cell table:formula="of:=[.E45]*-1" office:value-type="float" office:value="-17554.43" calcext:value-type="float">
            <text:p>-17554,43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<text:s/>Error in optimHess(par.fixed, obj$fn, obj$gr) : gradient in optim evaluated to length 1 not 18 </text:p>
          </table:table-cell>
          <table:table-cell table:number-columns-repeated="4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HANES" table:style-name="ta2">
        <office:forms form:automatic-focus="false" form:apply-design-mode="false"/>
        <table:table-column table:style-name="co4" table:default-cell-style-name="ce67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ce41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 errada</text:p>
          </table:table-cell>
          <table:table-cell table:style-name="Default" office:value-type="string" calcext:value-type="string">
            <text:p>Loglik Certa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8.2902" calcext:value-type="float">
            <text:p>978,2902</text:p>
          </table:table-cell>
          <table:table-cell table:style-name="Default" table:formula="of:=[.E2]*-1" office:value-type="float" office:value="-978.2902" calcext:value-type="float">
            <text:p>-978,29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551.786" calcext:value-type="float">
            <text:p>3551,786</text:p>
          </table:table-cell>
          <table:table-cell table:formula="of:=[.E3]*-1" office:value-type="float" office:value="-3551.786" calcext:value-type="float">
            <text:p>-3551,7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58.66" calcext:value-type="float">
            <text:p>3558,66</text:p>
          </table:table-cell>
          <table:table-cell table:style-name="Default" table:formula="of:=[.E4]*-1" office:value-type="float" office:value="-3558.66" calcext:value-type="float">
            <text:p>-3558,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551.559" calcext:value-type="float">
            <text:p>3551,559</text:p>
          </table:table-cell>
          <table:table-cell table:style-name="ce69" table:formula="of:=[.E5]*-1" office:value-type="float" office:value="-3551.559" calcext:value-type="float">
            <text:p>-3551,5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78.2142" calcext:value-type="float">
            <text:p>978,2142</text:p>
          </table:table-cell>
          <table:table-cell table:style-name="Default" table:formula="of:=[.E6]*-1" office:value-type="float" office:value="-978.2142" calcext:value-type="float">
            <text:p>-978,21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551.092" calcext:value-type="float">
            <text:p>3551,092</text:p>
          </table:table-cell>
          <table:table-cell table:style-name="ce69" table:formula="of:=[.E7]*-1" office:value-type="float" office:value="-3551.092" calcext:value-type="float">
            <text:p>-3551,0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58.72" calcext:value-type="float">
            <text:p>3558,72</text:p>
          </table:table-cell>
          <table:table-cell table:style-name="Default" table:formula="of:=[.E8]*-1" office:value-type="float" office:value="-3558.72" calcext:value-type="float">
            <text:p>-3558,7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51.232" calcext:value-type="float">
            <text:p>3551,232</text:p>
          </table:table-cell>
          <table:table-cell table:style-name="Default" table:formula="of:=[.E9]*-1" office:value-type="float" office:value="-3551.232" calcext:value-type="float">
            <text:p>-3551,2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126" calcext:value-type="float">
            <text:p>1126</text:p>
          </table:table-cell>
          <table:table-cell table:style-name="Default" table:formula="of:=[.E10]*-1" office:value-type="float" office:value="-1126" calcext:value-type="float">
            <text:p>-1126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4025.195" calcext:value-type="float">
            <text:p>4025,195</text:p>
          </table:table-cell>
          <table:table-cell table:formula="of:=[.E11]*-1" office:value-type="float" office:value="-4025.195" calcext:value-type="float">
            <text:p>-4025,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4025.194" calcext:value-type="float">
            <text:p>4025,194</text:p>
          </table:table-cell>
          <table:table-cell table:style-name="Default" table:formula="of:=[.E12]*-1" office:value-type="float" office:value="-4025.194" calcext:value-type="float">
            <text:p>-4025,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4025.193" calcext:value-type="float">
            <text:p>4025,193</text:p>
          </table:table-cell>
          <table:table-cell table:style-name="ce69" table:formula="of:=[.E13]*-1" office:value-type="float" office:value="-4025.193" calcext:value-type="float">
            <text:p>-4025,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1 </text:p>
          </table:table-cell>
          <table:table-cell table:style-name="ce41"/>
          <table:table-cell table:number-columns-repeated="2"/>
          <table:table-cell office:value-type="string" calcext:value-type="string">
            <text:p>É isso mesmo. Paciência</text:p>
          </table:table-cell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776" calcext:value-type="float">
            <text:p>980,776</text:p>
          </table:table-cell>
          <table:table-cell table:style-name="Default" table:formula="of:=[.E14]*-1" office:value-type="float" office:value="-980.776" calcext:value-type="float">
            <text:p>-980,776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579.72" calcext:value-type="float">
            <text:p>3579,72</text:p>
          </table:table-cell>
          <table:table-cell table:formula="of:=[.E15]*-1" office:value-type="float" office:value="-3579.72" calcext:value-type="float">
            <text:p>-3579,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3579.709" calcext:value-type="float">
            <text:p>3579,709</text:p>
          </table:table-cell>
          <table:table-cell table:formula="of:=[.E16]*-1" office:value-type="float" office:value="-3579.709" calcext:value-type="float">
            <text:p>-3579,7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579.709" calcext:value-type="float">
            <text:p>3579,709</text:p>
          </table:table-cell>
          <table:table-cell table:style-name="ce69" table:formula="of:=[.E17]*-1" office:value-type="float" office:value="-3579.709" calcext:value-type="float">
            <text:p>-3579,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2</text:p>
          </table:table-cell>
          <table:table-cell table:number-columns-repeated="3"/>
          <table:table-cell office:value-type="string" calcext:value-type="string">
            <text:p>É isso mesmo. Paciência</text:p>
          </table:table-cell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1090.711" calcext:value-type="float">
            <text:p>1090,711</text:p>
          </table:table-cell>
          <table:table-cell table:style-name="Default" table:formula="of:=[.E18]*-1" office:value-type="float" office:value="-1090.711" calcext:value-type="float">
            <text:p>-1090,7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941.097" calcext:value-type="float">
            <text:p>3941,097</text:p>
          </table:table-cell>
          <table:table-cell table:style-name="ce69" table:formula="of:=[.E19]*-1" office:value-type="float" office:value="-3941.097" calcext:value-type="float">
            <text:p>-3941,0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941.238" calcext:value-type="float">
            <text:p>3941,238</text:p>
          </table:table-cell>
          <table:table-cell table:style-name="Default" table:formula="of:=[.E20]*-1" office:value-type="float" office:value="-3941.238" calcext:value-type="float">
            <text:p>-3941,2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941.16" calcext:value-type="float">
            <text:p>3941,16</text:p>
          </table:table-cell>
          <table:table-cell table:formula="of:=[.E21]*-1" office:value-type="float" office:value="-3941.16" calcext:value-type="float">
            <text:p>-3941,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895.4161" calcext:value-type="float">
            <text:p>895,4161</text:p>
          </table:table-cell>
          <table:table-cell table:style-name="Default" table:formula="of:=[.E22]*-1" office:value-type="float" office:value="-895.4161" calcext:value-type="float">
            <text:p>-895,41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284.078" calcext:value-type="float">
            <text:p>2284,078</text:p>
          </table:table-cell>
          <table:table-cell table:style-name="ce40" table:formula="of:=[.E23]*-1" office:value-type="float" office:value="-2284.078" calcext:value-type="float">
            <text:p>-2284,078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0" office:value-type="float" office:value="2283.959" calcext:value-type="float">
            <text:p>2283,959</text:p>
          </table:table-cell>
          <table:table-cell table:style-name="ce69" table:formula="of:=[.E24]*-1" office:value-type="float" office:value="-2283.959" calcext:value-type="float">
            <text:p>-2283,9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283.992" calcext:value-type="float">
            <text:p>2283,992</text:p>
          </table:table-cell>
          <table:table-cell table:style-name="ce40" table:formula="of:=[.E25]*-1" office:value-type="float" office:value="-2283.992" calcext:value-type="float">
            <text:p>-2283,9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1035.084" calcext:value-type="float">
            <text:p>1035,084</text:p>
          </table:table-cell>
          <table:table-cell table:formula="of:=[.E26]*-1" office:value-type="float" office:value="-1035.084" calcext:value-type="float">
            <text:p>-1035,084</text:p>
          </table:table-cell>
          <table:table-cell table:style-name="ce41"/>
          <table:table-cell office:value-type="string" calcext:value-type="string">
            <text:p>,8,9,1.05</text:p>
          </table:table-cell>
          <table:table-cell table:number-columns-repeated="2"/>
          <table:table-cell table:style-name="ce71" office:value-type="string" calcext:value-type="string" table:number-columns-spanned="2" table:number-rows-spanned="2">
            <text:p>PERGUNTAR PROF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737.457" calcext:value-type="float">
            <text:p>3737,457</text:p>
          </table:table-cell>
          <table:table-cell table:style-name="ce40" table:formula="of:=[.E27]*-1" office:value-type="float" office:value="-3737.457" calcext:value-type="float">
            <text:p>-3737,457</text:p>
          </table:table-cell>
          <table:table-cell table:style-name="ce41"/>
          <table:table-cell office:value-type="string" calcext:value-type="string">
            <text:p>,8,9,1.05</text:p>
          </table:table-cell>
          <table:table-cell table:style-name="ce41" office:value-type="string" calcext:value-type="string">
            <text:p>aumentou!!! wtf</text:p>
          </table:table-cell>
          <table:table-cell/>
          <table:covered-table-cell table:number-columns-repeated="2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0,5_0,5_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0" office:value-type="float" office:value="3737.456" calcext:value-type="float">
            <text:p>3737,456</text:p>
          </table:table-cell>
          <table:table-cell table:style-name="ce69" table:formula="of:=[.E28]*-1" office:value-type="float" office:value="-3737.456" calcext:value-type="float">
            <text:p>-3737,456</text:p>
          </table:table-cell>
          <table:table-cell table:style-name="ce41"/>
          <table:table-cell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45.36" calcext:value-type="float">
            <text:p>945,36</text:p>
          </table:table-cell>
          <table:table-cell table:style-name="Default" table:formula="of:=[.E29]*-1" office:value-type="float" office:value="-945.36" calcext:value-type="float">
            <text:p>-945,36</text:p>
          </table:table-cell>
          <table:table-cell office:value-type="float" office:value="945.9353" calcext:value-type="float">
            <text:p>945,9353</text:p>
          </table:table-cell>
          <table:table-cell office:value-type="string" calcext:value-type="string">
            <text:p>1.5,1.5,.15</text:p>
          </table:table-cell>
          <table:table-cell office:value-type="string" calcext:value-type="string">
            <text:p>TENTAR OUTRO VALOR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474.855" calcext:value-type="float">
            <text:p>3474,855</text:p>
          </table:table-cell>
          <table:table-cell table:formula="of:=[.E30]*-1" office:value-type="float" office:value="-3474.855" calcext:value-type="float">
            <text:p>-3474,855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3474.843" calcext:value-type="float">
            <text:p>3474,843</text:p>
          </table:table-cell>
          <table:table-cell table:formula="of:=[.E31]*-1" office:value-type="float" office:value="-3474.843" calcext:value-type="float">
            <text:p>-3474,8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_1,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474.843" calcext:value-type="float">
            <text:p>3474,843</text:p>
          </table:table-cell>
          <table:table-cell table:style-name="ce69" table:formula="of:=[.E32]*-1" office:value-type="float" office:value="-3474.843" calcext:value-type="float">
            <text:p>-3474,8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in optimHess - gradient in optim evaluated to length 1 not 22</text:p>
          </table:table-cell>
          <table:table-cell table:number-columns-repeated="3"/>
          <table:table-cell office:value-type="string" calcext:value-type="string">
            <text:p>Paciência</text:p>
          </table:table-cell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947.3997" calcext:value-type="float">
            <text:p>947,3997</text:p>
          </table:table-cell>
          <table:table-cell table:formula="of:=[.E33]*-1" office:value-type="float" office:value="-947.3997" calcext:value-type="float">
            <text:p>-947,3997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/>
          <table:table-cell table:formula="of:=[.E34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/>
          <table:table-cell table:formula="of:=[.E35]*-1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1465.181" calcext:value-type="float">
            <text:p>1465,181</text:p>
          </table:table-cell>
          <table:table-cell table:formula="of:=[.E36]*-1" office:value-type="float" office:value="-1465.181" calcext:value-type="float">
            <text:p>-1465,181</text:p>
          </table:table-cell>
          <table:table-cell table:style-name="ce41"/>
          <table:table-cell/>
          <table:table-cell table:style-name="ce41"/>
          <table:table-cell table:number-columns-repeated="3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6031.795" calcext:value-type="float">
            <text:p>6031,795</text:p>
          </table:table-cell>
          <table:table-cell table:style-name="ce69" table:formula="of:=[.E37]*-1" office:value-type="float" office:value="-6031.795" calcext:value-type="float">
            <text:p>-6031,795</text:p>
          </table:table-cell>
          <table:table-cell table:style-name="ce41"/>
          <table:table-cell office:value-type="string" calcext:value-type="string">
            <text:p>É MUITA SUBDISPERSÃO TALVEZ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41" office:value-type="string" calcext:value-type="string">
            <text:p>Compoisson</text:p>
          </table:table-cell>
          <table:table-cell office:value-type="string" calcext:value-type="string">
            <text:p>Disp_Fixed_sub_15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6031.662" calcext:value-type="float">
            <text:p>6031,662</text:p>
          </table:table-cell>
          <table:table-cell table:formula="of:=[.E38]*-1" office:value-type="float" office:value="-6031.662" calcext:value-type="float">
            <text:p>-6031,662</text:p>
          </table:table-cell>
          <table:table-cell table:style-name="ce41"/>
          <table:table-cell office:value-type="string" calcext:value-type="string">
            <text:p>Error in optimHess - gradient in optim evaluated to length 1 not 21 </text:p>
          </table:table-cell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18.4823" calcext:value-type="float">
            <text:p>918,4823</text:p>
          </table:table-cell>
          <table:table-cell table:style-name="Default" table:formula="of:=[.E39]*-1" office:value-type="float" office:value="-918.4823" calcext:value-type="float">
            <text:p>-918,48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408.833" calcext:value-type="float">
            <text:p>3408,833</text:p>
          </table:table-cell>
          <table:table-cell table:formula="of:=[.E40]*-1" office:value-type="float" office:value="-3408.833" calcext:value-type="float">
            <text:p>-3408,833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*2810</text:p>
          </table:table-cell>
          <table:table-cell table:style-name="ce70" office:value-type="string" calcext:value-type="string">
            <text:p>bfgs e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3408.222" calcext:value-type="float">
            <text:p>3408,222</text:p>
          </table:table-cell>
          <table:table-cell table:formula="of:=[.E41]*-1" office:value-type="float" office:value="-3408.222" calcext:value-type="float">
            <text:p>-3408,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sdreport() não rodou por err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83.536" calcext:value-type="float">
            <text:p>2783,536</text:p>
          </table:table-cell>
          <table:table-cell table:style-name="ce40" table:formula="of:=[.E42]*-1" office:value-type="float" office:value="-2783.536" calcext:value-type="float">
            <office:annotation draw:style-name="gr1" draw:text-style-name="P2" svg:width="2.899cm" svg:height="1.799cm" svg:x="16.386cm" svg:y="17.013cm" draw:caption-point-x="-0.61cm" draw:caption-point-y="1.51cm">
              <dc:date>2021-01-24T00:00:00</dc:date>
              <text:p text:style-name="P1"><text:span text:style-name="T1">Não aconteceu </text:span><text:span text:style-name="T1">denovo.</text:span></text:p>
            </office:annotation>
            <text:p>-2783,536</text:p>
          </table:table-cell>
          <table:table-cell office:value-type="float" office:value="1" calcext:value-type="float">
            <text:p>1</text:p>
          </table:table-cell>
          <table:table-cell office:value-type="float" office:value="2782.191" calcext:value-type="float">
            <text:p>2782,191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79.774" calcext:value-type="float">
            <text:p>2779,774</text:p>
          </table:table-cell>
          <table:table-cell table:style-name="ce40" table:formula="of:=[.E43]*-1" office:value-type="float" office:value="-2779.774" calcext:value-type="float">
            <text:p>-2779,7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77.31" calcext:value-type="float">
            <text:p>2777,31</text:p>
          </table:table-cell>
          <table:table-cell table:style-name="ce40" table:formula="of:=[.E44]*-1" office:value-type="float" office:value="-2777.31" calcext:value-type="float">
            <text:p>-2777,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75.643" calcext:value-type="float">
            <text:p>2775,643</text:p>
          </table:table-cell>
          <table:table-cell table:style-name="ce40" table:formula="of:=[.E45]*-1" office:value-type="float" office:value="-2775.643" calcext:value-type="float">
            <text:p>-2775,6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70.56" calcext:value-type="float">
            <text:p>2770,56</text:p>
          </table:table-cell>
          <table:table-cell table:style-name="ce40" table:formula="of:=[.E46]*-1" office:value-type="float" office:value="-2770.56" calcext:value-type="float">
            <text:p>-2770,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69.692" calcext:value-type="float">
            <text:p>2769,692</text:p>
          </table:table-cell>
          <table:table-cell table:style-name="ce40" table:formula="of:=[.E47]*-1" office:value-type="float" office:value="-2769.692" calcext:value-type="float">
            <text:p>-2769,6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69.069" calcext:value-type="float">
            <text:p>2769,069</text:p>
          </table:table-cell>
          <table:table-cell table:style-name="ce40" table:formula="of:=[.E48]*-1" office:value-type="float" office:value="-2769.069" calcext:value-type="float">
            <text:p>-2769,0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68.438" calcext:value-type="float">
            <text:p>2768,438</text:p>
          </table:table-cell>
          <table:table-cell table:style-name="ce40" table:formula="of:=[.E49]*-1" office:value-type="float" office:value="-2768.438" calcext:value-type="float">
            <text:p>-2768,4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2767.965" calcext:value-type="float">
            <text:p>2767,965</text:p>
          </table:table-cell>
          <table:table-cell table:style-name="ce69" table:formula="of:=[.E50]*-1" office:value-type="float" office:value="-2767.965" calcext:value-type="float">
            <text:p>-2767,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890.4837" calcext:value-type="float">
            <text:p>890,4837</text:p>
          </table:table-cell>
          <table:table-cell table:style-name="Default" table:formula="of:=[.E51]*-1" office:value-type="float" office:value="-890.4837" calcext:value-type="float">
            <text:p>-890,48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1" office:value-type="float" office:value="3303.878" calcext:value-type="float">
            <text:p>3303,878</text:p>
          </table:table-cell>
          <table:table-cell table:formula="of:=[.E52]*-1" office:value-type="float" office:value="-3303.878" calcext:value-type="float">
            <text:p>-3303,878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70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table:style-name="ce40" office:value-type="float" office:value="3163.576" calcext:value-type="float">
            <text:p>3163,576</text:p>
          </table:table-cell>
          <table:table-cell table:style-name="ce69" table:formula="of:=[.E53]*-1" office:value-type="float" office:value="-3163.576" calcext:value-type="float">
            <text:p>-3163,57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3163.786" calcext:value-type="float">
            <text:p>3163,786</text:p>
          </table:table-cell>
          <table:table-cell table:style-name="ce40" table:formula="of:=[.E54]*-1" office:value-type="float" office:value="-3163.786" calcext:value-type="float">
            <text:p>-3163,786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5652" calcext:value-type="float">
            <text:p>980,5652</text:p>
          </table:table-cell>
          <table:table-cell table:style-name="ce40" table:formula="of:=[.E55]*-1" office:value-type="float" office:value="-980.5652" calcext:value-type="float">
            <text:p>-980,565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6.977" calcext:value-type="float">
            <text:p>3566,977</text:p>
          </table:table-cell>
          <table:table-cell table:style-name="ce40" table:formula="of:=[.E56]*-1" office:value-type="float" office:value="-3566.977" calcext:value-type="float">
            <text:p>-3566,9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66.971" calcext:value-type="float">
            <text:p>3566,971</text:p>
          </table:table-cell>
          <table:table-cell table:style-name="ce40" table:formula="of:=[.E57]*-1" office:value-type="float" office:value="-3566.971" calcext:value-type="float">
            <text:p>-3566,9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6.898" calcext:value-type="float">
            <text:p>3566,898</text:p>
          </table:table-cell>
          <table:table-cell table:style-name="ce69" table:formula="of:=[.E58]*-1" office:value-type="float" office:value="-3566.898" calcext:value-type="float">
            <text:p>-3566,898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<text:s/>Error in optimHess(par.fixed, obj$fn, obj$gr) : gradient in optim evaluated to length 1 not 18 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980.802" calcext:value-type="float">
            <text:p>980,802</text:p>
          </table:table-cell>
          <table:table-cell table:formula="of:=[.E59]*-1" office:value-type="float" office:value="-980.802" calcext:value-type="float">
            <text:p>-980,802</text:p>
          </table:table-cell>
          <table:table-cell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7.394" calcext:value-type="float">
            <text:p>3567,394</text:p>
          </table:table-cell>
          <table:table-cell table:formula="of:=[.E60]*-1" office:value-type="float" office:value="-3567.394" calcext:value-type="float">
            <text:p>-3567,394</text:p>
          </table:table-cell>
          <table:table-cell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3567.394" calcext:value-type="float">
            <text:p>3567,394</text:p>
          </table:table-cell>
          <table:table-cell table:formula="of:=[.E61]*-1" office:value-type="float" office:value="-3567.394" calcext:value-type="float">
            <text:p>-3567,39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3567.394" calcext:value-type="float">
            <text:p>3567,394</text:p>
          </table:table-cell>
          <table:table-cell table:formula="of:=[.E62]*-1" office:value-type="float" office:value="-3567.394" calcext:value-type="float">
            <text:p>-3567,3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ORT</text:p>
          </table:table-cell>
          <table:table-cell office:value-type="float" office:value="758.4637" calcext:value-type="float">
            <text:p>758,4637</text:p>
          </table:table-cell>
          <table:table-cell table:formula="of:=[.E63]*-1" office:value-type="float" office:value="-758.4637" calcext:value-type="float">
            <text:p>-758,46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2778.398" calcext:value-type="float">
            <text:p>2778,398</text:p>
          </table:table-cell>
          <table:table-cell table:formula="of:=[.E64]*-1" office:value-type="float" office:value="-2778.398" calcext:value-type="float">
            <text:p>-2778,3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FGS</text:p>
          </table:table-cell>
          <table:table-cell office:value-type="float" office:value="2742.136" calcext:value-type="float">
            <text:p>2742,136</text:p>
          </table:table-cell>
          <table:table-cell table:style-name="ce69" table:formula="of:=[.E65]*-1" office:value-type="float" office:value="-2742.136" calcext:value-type="float">
            <text:p>-2742,13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ORT</text:p>
          </table:table-cell>
          <table:table-cell office:value-type="float" office:value="2756.549" calcext:value-type="float">
            <text:p>2756,549</text:p>
          </table:table-cell>
          <table:table-cell table:formula="of:=[.E66]*-1" office:value-type="float" office:value="-2756.549" calcext:value-type="float">
            <text:p>-2756,5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NT" table:style-name="ta2">
        <office:forms form:automatic-focus="false" form:apply-design-mode="false"/>
        <table:table-column table:style-name="co1" table:default-cell-style-name="ce35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/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Ser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ONE</text:p>
          </table:table-cell>
          <table:table-cell office:value-type="float" office:value="1456.26" calcext:value-type="float">
            <text:p>1456,26</text:p>
          </table:table-cell>
          <table:table-cell table:formula="of:=[.E2]*-1" office:value-type="float" office:value="-1456.26" calcext:value-type="float">
            <text:p>-1456,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/>
          <table:table-cell table:style-name="ce41"/>
          <table:table-cell table:number-columns-repeated="4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DONE</text:p>
          </table:table-cell>
          <table:table-cell office:value-type="float" office:value="1546.14" calcext:value-type="float">
            <text:p>1546,14</text:p>
          </table:table-cell>
          <table:table-cell table:formula="of:=[.E3]*-1" office:value-type="float" office:value="-1546.14" calcext:value-type="float">
            <text:p>-1546,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ONE</text:p>
          </table:table-cell>
          <table:table-cell table:style-name="ce72" office:value-type="float" office:value="1457.407" calcext:value-type="float">
            <text:p>1457,407</text:p>
          </table:table-cell>
          <table:table-cell table:style-name="ce72" table:formula="of:=[.E4]*-1" office:value-type="float" office:value="-1457.407" calcext:value-type="float">
            <text:p>-1457,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mei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490.374" calcext:value-type="float">
            <text:p>1490,374</text:p>
          </table:table-cell>
          <table:table-cell table:style-name="ce40" table:formula="of:=[.E5]*-1" office:value-type="float" office:value="-1490.374" calcext:value-type="float">
            <text:p>-1490,3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 table:number-columns-spanned="2" table:number-rows-spanned="2">
            <text:p>Nâo rodou o sdreport(). Paciência</text:p>
          </table:table-cell>
          <table:covered-table-cell table:style-name="ce41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72" office:value-type="float" office:value="1492.736" calcext:value-type="float">
            <text:p>1492,736</text:p>
          </table:table-cell>
          <table:table-cell table:style-name="ce72" table:formula="of:=[.E6]*-1" office:value-type="float" office:value="-1492.736" calcext:value-type="float">
            <text:p>-1492,736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75"/>
          <table:covered-table-cell table:style-name="ce41"/>
          <table:table-cell table:style-name="ce41"/>
          <table:table-cell/>
          <table:table-cell office:value-type="string" calcext:value-type="string">
            <text:p>Jogando esse resultado no BFGS e no PORT pioraram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41" office:value-type="float" office:value="1837.831" calcext:value-type="float">
            <text:p>1837,831</text:p>
          </table:table-cell>
          <table:table-cell table:style-name="ce41" table:formula="of:=[.E7]*-1" office:value-type="float" office:value="-1837.831" calcext:value-type="float">
            <text:p>-1837,831</text:p>
          </table:table-cell>
          <table:table-cell table:number-columns-repeated="2"/>
          <table:table-cell table:style-name="ce4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712" calcext:value-type="float">
            <text:p>1712</text:p>
          </table:table-cell>
          <table:table-cell table:style-name="ce40" table:formula="of:=[.E8]*-1" office:value-type="float" office:value="-1712" calcext:value-type="float">
            <text:p>-1712</text:p>
          </table:table-cell>
          <table:table-cell table:number-columns-repeated="2"/>
          <table:table-cell table:style-name="ce23"/>
          <table:table-cell table:style-name="ce41"/>
          <table:table-cell table:number-columns-repeated="2"/>
          <table:table-cell table:style-name="ce24"/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763" calcext:value-type="float">
            <text:p>1763</text:p>
          </table:table-cell>
          <table:table-cell table:formula="of:=[.E9]*-1" office:value-type="float" office:value="-1763" calcext:value-type="float">
            <text:p>-1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2" office:value-type="float" office:value="1712.816" calcext:value-type="float">
            <text:p>1712,816</text:p>
          </table:table-cell>
          <table:table-cell table:style-name="ce42" table:formula="of:=[.E10]*-1" office:value-type="float" office:value="-1712.816" calcext:value-type="float">
            <text:p>-1712,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iro</text:p>
          </table:table-cell>
          <table:table-cell/>
          <table:table-cell table:style-name="ce24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2" office:value-type="float" office:value="1712.563" calcext:value-type="float">
            <text:p>1712,563</text:p>
          </table:table-cell>
          <table:table-cell table:style-name="ce42" table:formula="of:=[.E11]*-1" office:value-type="float" office:value="-1712.563" calcext:value-type="float">
            <text:p>-1712,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 do Primeiro</text:p>
          </table:table-cell>
          <table:table-cell/>
          <table:covered-table-cell table:number-columns-repeated="2"/>
          <table:table-cell/>
          <table:table-cell office:value-type="string" calcext:value-type="string">
            <text:p>Jogando esse resultado no PORT dá na mesma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538.286" calcext:value-type="float">
            <text:p>1538,286</text:p>
          </table:table-cell>
          <table:table-cell table:style-name="ce40" table:formula="of:=[.E12]*-1" office:value-type="float" office:value="-1538.286" calcext:value-type="float">
            <text:p>-1538,28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553.789" calcext:value-type="float">
            <text:p>1553,789</text:p>
          </table:table-cell>
          <table:table-cell table:formula="of:=[.E13]*-1" office:value-type="float" office:value="-1553.789" calcext:value-type="float">
            <text:p>-1553,7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538.053" calcext:value-type="float">
            <text:p>1538,053</text:p>
          </table:table-cell>
          <table:table-cell table:style-name="ce40" table:formula="of:=[.E14]*-1" office:value-type="float" office:value="-1538.053" calcext:value-type="float">
            <text:p>-1538,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iro</text:p>
          </table:table-cell>
          <table:table-cell table:style-name="ce23"/>
          <table:table-cell table:style-name="ce41"/>
          <table:table-cell table:style-name="ce24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538.878" calcext:value-type="float">
            <text:p>1538,878</text:p>
          </table:table-cell>
          <table:table-cell table:style-name="ce40" table:formula="of:=[.E15]*-1" office:value-type="float" office:value="-1538.878" calcext:value-type="float">
            <text:p>-1538,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o do Primeiro</text:p>
          </table:table-cell>
          <table:table-cell table:style-name="ce23"/>
          <table:table-cell table:style-name="ce41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545.777" calcext:value-type="float">
            <text:p>1545,777</text:p>
          </table:table-cell>
          <table:table-cell table:style-name="ce40" table:formula="of:=[.E16]*-1" office:value-type="float" office:value="-1545.777" calcext:value-type="float">
            <text:p>-1545,77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style-name="ce41"/>
          <table:table-cell table:number-columns-repeated="4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72" office:value-type="float" office:value="1545.475" calcext:value-type="float">
            <text:p>1545,475</text:p>
          </table:table-cell>
          <table:table-cell table:style-name="ce72" table:formula="of:=[.E17]*-1" office:value-type="float" office:value="-1545.475" calcext:value-type="float">
            <text:p>-1545,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.max=1e7, iter.max=1e7</text:p>
          </table:table-cell>
          <table:table-cell table:style-name="ce41"/>
          <table:table-cell table:style-name="ce24" office:value-type="string" calcext:value-type="string" table:number-columns-spanned="2" table:number-rows-spanned="2">
            <text:p>Nâo rodou o sdreport(). Paciência</text:p>
          </table:table-cell>
          <table:covered-table-cell/>
          <table:table-cell office:value-type="string" calcext:value-type="string">
            <text:p>Primeiro</text:p>
          </table:table-cell>
          <table:table-cell office:value-type="string" calcext:value-type="string">
            <text:p>Jogando esse no PORT, piorou</text:p>
          </table:table-cell>
          <table:table-cell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553.613" calcext:value-type="float">
            <text:p>1553,613</text:p>
          </table:table-cell>
          <table:table-cell table:formula="of:=[.E18]*-1" office:value-type="float" office:value="-1553.613" calcext:value-type="float">
            <text:p>-1553,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gbi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2" office:value-type="float" office:value="1554.191" calcext:value-type="float">
            <text:p>1554,191</text:p>
          </table:table-cell>
          <table:table-cell table:style-name="ce42" table:formula="of:=[.E19]*-1" office:value-type="float" office:value="-1554.191" calcext:value-type="float">
            <text:p>-1554,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l.max=1e9, iter.max=1e9</text:p>
          </table:table-cell>
          <table:table-cell table:style-name="ce41" table:number-columns-repeated="3"/>
          <table:table-cell office:value-type="string" calcext:value-type="string">
            <text:p>Prime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66" office:value-type="float" office:value="1597" calcext:value-type="float">
            <text:p>1597</text:p>
          </table:table-cell>
          <table:table-cell table:style-name="ce66" table:formula="of:=[.E20]*-1" office:value-type="float" office:value="-1597" calcext:value-type="float">
            <text:p>-1597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23"/>
          <table:table-cell table:number-columns-repeated="2"/>
          <table:table-cell office:value-type="string" calcext:value-type="string">
            <text:p>Primeiro</text:p>
          </table:table-cell>
          <table:table-cell table:style-name="ce23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66" office:value-type="float" office:value="1451.31" calcext:value-type="float">
            <text:p>1451,31</text:p>
          </table:table-cell>
          <table:table-cell table:style-name="ce66" table:formula="of:=[.E21]*-1" office:value-type="float" office:value="-1451.31" calcext:value-type="float">
            <text:p>-1451,3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style-name="ce7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66" office:value-type="float" office:value="1650.63" calcext:value-type="float">
            <text:p>1650,63</text:p>
          </table:table-cell>
          <table:table-cell table:style-name="ce66" table:formula="of:=[.E22]*-1" office:value-type="float" office:value="-1650.63" calcext:value-type="float">
            <text:p>-1650,63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office:value-type="string" calcext:value-type="string">
            <text:p>RUN FROM BFGS → BULL SHIT</text:p>
          </table:table-cell>
          <table:table-cell table:style-name="ce76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72" office:value-type="float" office:value="1435.493" calcext:value-type="float">
            <text:p>1435,493</text:p>
          </table:table-cell>
          <table:table-cell table:style-name="ce72" table:formula="of:=[.E23]*-1" office:value-type="float" office:value="-1435.493" calcext:value-type="float">
            <text:p>-1435,493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egundo BFGS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usar esse</text:p>
          </table:table-cell>
          <table:table-cell office:value-type="string" calcext:value-type="string">
            <text:p>não rodou sdreport()</text:p>
          </table:table-cell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453" calcext:value-type="float">
            <text:p>1453</text:p>
          </table:table-cell>
          <table:table-cell table:style-name="ce40" table:formula="of:=[.E24]*-1" office:value-type="float" office:value="-1453" calcext:value-type="float">
            <text:p>-14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70"/>
          <table:table-cell table:style-name="ce7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464.023" calcext:value-type="float">
            <text:p>1464,023</text:p>
          </table:table-cell>
          <table:table-cell table:formula="of:=[.E25]*-1" office:value-type="float" office:value="-1464.023" calcext:value-type="float">
            <text:p>-1464,0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Disp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72" office:value-type="float" office:value="1425" calcext:value-type="float">
            <text:p>1425</text:p>
          </table:table-cell>
          <table:table-cell table:style-name="ce72" table:formula="of:=[.E26]*-1" office:value-type="float" office:value="-1425" calcext:value-type="float">
            <text:p>-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limentado</text:p>
          </table:table-cell>
          <table:table-cell table:number-columns-repeated="4"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66" office:value-type="float" office:value="1463.642" calcext:value-type="float">
            <text:p>1463,642</text:p>
          </table:table-cell>
          <table:table-cell table:style-name="ce66" table:formula="of:=[.E27]*-1" office:value-type="float" office:value="-1463.642" calcext:value-type="float">
            <text:p>-1463,642</text:p>
          </table:table-cell>
          <table:table-cell table:style-name="ce66" office:value-type="float" office:value="1" calcext:value-type="float">
            <text:p>1</text:p>
          </table:table-cell>
          <table:table-cell/>
          <table:table-cell table:style-name="ce70"/>
          <table:table-cell table:style-name="ce4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Comum_V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table:style-name="ce66" office:value-type="float" office:value="1449.225" calcext:value-type="float">
            <text:p>1449,225</text:p>
          </table:table-cell>
          <table:table-cell table:style-name="ce66" table:formula="of:=[.E28]*-1" office:value-type="float" office:value="-1449.225" calcext:value-type="float">
            <text:p>-1449,225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*Realimentado piorou de vez</text:p>
          </table:table-cell>
          <table:table-cell table:style-name="ce41" table:number-columns-repeated="3"/>
          <table:table-cell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table:style-name="ce40" office:value-type="float" office:value="1473.985" calcext:value-type="float">
            <text:p>1473,985</text:p>
          </table:table-cell>
          <table:table-cell table:style-name="ce40" table:formula="of:=[.E29]*-1" office:value-type="float" office:value="-1473.985" calcext:value-type="float">
            <text:p>-1473,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Realimentado piorou de vez</text:p>
          </table:table-cell>
          <table:table-cell table:style-name="ce70"/>
          <table:table-cell table:style-name="ce41"/>
          <table:table-cell table:style-name="ce78" office:value-type="string" calcext:value-type="string">
            <text:p>RODAR SÓ +1 VEZ</text:p>
          </table:table-cell>
          <table:table-cell/>
          <table:table-cell office:value-type="string" calcext:value-type="string">
            <text:p>usar esse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486.146" calcext:value-type="float">
            <text:p>1486,146</text:p>
          </table:table-cell>
          <table:table-cell table:formula="of:=[.E30]*-1" office:value-type="float" office:value="-1486.146" calcext:value-type="float">
            <text:p>-1486,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Do PORT Para o BFGS fudeu de vez</text:p>
          </table:table-cell>
          <table:table-cell table:style-name="ce4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Var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637" calcext:value-type="float">
            <text:p>1637</text:p>
          </table:table-cell>
          <table:table-cell table:formula="of:=[.E31]*-1" office:value-type="float" office:value="-1637" calcext:value-type="float">
            <text:p>-1637</text:p>
          </table:table-cell>
          <table:table-cell/>
          <table:table-cell office:value-type="string" calcext:value-type="string">
            <text:p>Realimentado do PORT (muito ruii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14.001" calcext:value-type="float">
            <text:p>1814,001</text:p>
          </table:table-cell>
          <table:table-cell table:formula="of:=[.E32]*-1" office:value-type="float" office:value="-1814.001" calcext:value-type="float">
            <text:p>-1814,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14" calcext:value-type="float">
            <text:p>1814</text:p>
          </table:table-cell>
          <table:table-cell table:formula="of:=[.E33]*-1" office:value-type="float" office:value="-1814" calcext:value-type="float">
            <text:p>-1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oisso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Demorou demais, e eu matei</text:p>
          </table:table-cell>
          <table:table-cell table:formula="of:=[.E34]*-1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9.538" calcext:value-type="float">
            <text:p>1809,538</text:p>
          </table:table-cell>
          <table:table-cell table:formula="of:=[.E35]*-1" office:value-type="float" office:value="-1809.538" calcext:value-type="float">
            <text:p>-1809,53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9.49" calcext:value-type="float">
            <text:p>1809,49</text:p>
          </table:table-cell>
          <table:table-cell table:formula="of:=[.E36]*-1" office:value-type="float" office:value="-1809.49" calcext:value-type="float">
            <text:p>-1809,49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09.488" calcext:value-type="float">
            <text:p>1809,488</text:p>
          </table:table-cell>
          <table:table-cell table:formula="of:=[.E37]*-1" office:value-type="float" office:value="-1809.488" calcext:value-type="float">
            <text:p>-1809,488</text:p>
          </table:table-cell>
          <table:table-cell/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Negbin</text:p>
          </table:table-cell>
          <table:table-cell office:value-type="string" calcext:value-type="string">
            <text:p>Rho_Fixed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809.486" calcext:value-type="float">
            <text:p>1809,486</text:p>
          </table:table-cell>
          <table:table-cell table:formula="of:=[.E38]*-1" office:value-type="float" office:value="-1809.486" calcext:value-type="float">
            <text:p>-1809,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800.263" calcext:value-type="float">
            <text:p>1800,263</text:p>
          </table:table-cell>
          <table:table-cell table:formula="of:=[.E39]*-1" office:value-type="float" office:value="-1800.263" calcext:value-type="float">
            <text:p>-1800,26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797.465" calcext:value-type="float">
            <text:p>1797,465</text:p>
          </table:table-cell>
          <table:table-cell table:formula="of:=[.E40]*-1" office:value-type="float" office:value="-1797.465" calcext:value-type="float">
            <text:p>-1797,465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BFGS</text:p>
          </table:table-cell>
          <table:table-cell office:value-type="float" office:value="1797.465" calcext:value-type="float">
            <text:p>1797,465</text:p>
          </table:table-cell>
          <table:table-cell table:formula="of:=[.E41]*-1" office:value-type="float" office:value="-1797.465" calcext:value-type="float">
            <text:p>-1797,4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om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RT</text:p>
          </table:table-cell>
          <table:table-cell office:value-type="float" office:value="1797.39" calcext:value-type="float">
            <text:p>1797,39</text:p>
          </table:table-cell>
          <table:table-cell table:formula="of:=[.E42]*-1" office:value-type="float" office:value="-1797.39" calcext:value-type="float">
            <text:p>-1797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rror in optimHess(par.fixed, obj$fn, obj$gr) : <text:s text:c="2"/>gradient in optim evaluated to length 1 not 287 </text:p>
          </table:table-cell>
          <table:table-cell table:number-columns-repeated="6"/>
        </table:table-row>
      </table:table>
      <table:table table:name="Simulation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string" calcext:value-type="string">
            <text:p>Mod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office:value-type="string" calcext:value-type="string">
            <text:p>Compoisson</text:p>
          </table:table-cell>
          <table:table-cell office:value-type="string" calcext:value-type="string">
            <text:p>Bivariat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971" calcext:value-type="float">
            <text:p>22971</text:p>
          </table:table-cell>
          <table:table-cell office:value-type="string" calcext:value-type="string">
            <text:p>informatic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2"/></text:p>
          </table:table-cell>
          <table:table-cell/>
        </table:table-row>
      </table:table>
      <table:table table:name="StudyCa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9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 Typ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oglik</text:p>
          </table:table-cell>
          <table:table-cell office:value-type="string" calcext:value-type="string">
            <text:p>Convergence</text:p>
          </table:table-cell>
          <table:table-cell office:value-type="string" calcext:value-type="string">
            <text:p>obs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Server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G Único</text:p>
          </table:table-cell>
          <table:table-cell table:number-columns-repeated="3"/>
          <table:table-cell office:value-type="float" office:value="8194" calcext:value-type="float">
            <text:p>8194</text:p>
          </table:table-cell>
          <table:table-cell office:value-type="string" calcext:value-type="string">
            <text:p>BUSSAB</text:p>
          </table:table-cell>
          <table:table-cell office:value-type="string" calcext:value-type="string">
            <text:p>ERRO, RODAR DENOVO, BURRO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ANN Único</text:p>
          </table:table-cell>
          <table:table-cell table:number-columns-repeated="3"/>
          <table:table-cell office:value-type="float" office:value="8159" calcext:value-type="float">
            <text:p>8159</text:p>
          </table:table-cell>
          <table:table-cell office:value-type="string" calcext:value-type="string">
            <text:p>BUSSAB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TMBSTAN</text:p>
          </table:table-cell>
          <table:table-cell table:number-columns-repeated="4"/>
          <table:table-cell table:style-name="ce80" office:value-type="string" calcext:value-type="string">
            <text:p>RODAR NO MEU PC, DEPOIS</text:p>
          </table:table-cell>
          <table:table-cell office:value-type="string" calcext:value-type="string">
            <text:p>Fazer a parametrização na mão da matriz de covariância</text:p>
          </table:table-cell>
        </table:table-row>
        <table:table-row table:style-name="ro1">
          <table:table-cell table:number-columns-repeated="8"/>
          <table:table-cell table:style-name="ce41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OPTIM FOR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74" office:value-type="string" calcext:value-type="string" table:number-columns-spanned="1" table:number-rows-spanned="4">
            <text:p>O problema de inconsistência é por conta do omitizador BFGS. Com o PORT dá boa</text:p>
          </table:table-cell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rofiling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Default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sponses Filtered</text:p>
          </table:table-cell>
          <table:table-cell office:value-type="string" calcext:value-type="string">
            <text:p>OPTIM FOR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ce41"/>
          <table:table-cell/>
        </table:table-row>
        <table:table-row table:style-name="ro1">
          <table:table-cell office:value-type="string" calcext:value-type="string">
            <text:p>POISSO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esponses Filtered</text:p>
          </table:table-cell>
          <table:table-cell office:value-type="string" calcext:value-type="string">
            <text:p>Profiling</text:p>
          </table:table-cell>
          <table:table-cell office:value-type="string" calcext:value-type="string">
            <text:p>DONE</text:p>
          </table:table-cell>
          <table:table-cell table:number-columns-repeated="3"/>
          <table:covered-table-cell table:style-name="ce41"/>
          <table:table-cell/>
        </table:table-row>
      </table:table>
      <table:named-expressions/>
      <table:database-ranges>
        <table:database-range table:name="__Anonymous_Sheet_DB__0" table:target-range-address="AHS.A1:AHS.J3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2:52:17.491447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6:27:28.082420057</meta:creation-date>
    <dc:date>2021-08-19T17:46:43.110197775</dc:date>
    <meta:editing-duration>P15DT20H44M59S</meta:editing-duration>
    <meta:editing-cycles>219</meta:editing-cycles>
    <meta:generator>LibreOffice/6.4.7.2$Linux_X86_64 LibreOffice_project/40$Build-2</meta:generator>
    <meta:document-statistic meta:table-count="5" meta:cell-count="1181" meta:object-count="0"/>
  </office:meta>
</office:document-meta>
</file>